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draw:fill-color="#0000ff" draw:textarea-vertical-align="middle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5cm" fo:min-width="3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5cm" fo:min-width="6.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4.4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5.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3.45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1cm" svg:stroke-color="#0000ff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cccccc" draw:fill-hatch-name="Black_20_45_20_Degrees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0000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9cm" svg:y="9cm">
          <text:p text:style-name="P1"><text:span text:style-name="T1">t[j-1]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6.999cm" svg:height="0.999cm" svg:x="3cm" svg:y="3cm" svg:viewBox="0 0 7000 1000" draw:points="0,0 0,1000 7000,1000 4000,0">
          <text:p text:style-name="P1"><text:span text:style-name="T2">L[i-</text:span><text:span text:style-name="T2">1][j]</text:span></text:p>
        </draw:polygon>
        <draw:custom-shape draw:style-name="gr3" draw:text-style-name="P4" draw:layer="layout" svg:width="4cm" svg:height="1cm" svg:x="3cm" svg:y="2cm">
          <text:p text:style-name="P1"><text:span text:style-name="T1">s[0..i-2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3cm" svg:y="4cm">
          <text:p text:style-name="P1"><text:span text:style-name="T1">t[0..j-1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7cm" svg:y="2cm">
          <text:p text:style-name="P1"><text:span text:style-name="T1">s[i-1]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5.999cm" svg:height="0.999cm" svg:x="3cm" svg:y="8cm" svg:viewBox="0 0 6000 1000" draw:points="0,0 0,1000 6000,1000 5000,0">
          <text:p text:style-name="P1"><text:span text:style-name="T2">L[i][j-1]</text:span></text:p>
        </draw:polygon>
        <draw:custom-shape draw:style-name="gr6" draw:text-style-name="P4" draw:layer="layout" svg:width="5cm" svg:height="1cm" svg:x="3cm" svg:y="7cm">
          <text:p text:style-name="P1"><text:span text:style-name="T1">s[0..i-1]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cm" svg:height="1cm" svg:x="3cm" svg:y="9cm">
          <text:p text:style-name="P1"><text:span text:style-name="T1">t[0..j-2]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1cm" svg:height="1cm" svg:x="9cm" svg:y="14cm">
          <text:p text:style-name="P1"><text:span text:style-name="T1">t[j-1]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5.999cm" svg:height="0.999cm" svg:x="3cm" svg:y="13cm" svg:viewBox="0 0 6000 1000" draw:points="0,0 0,1000 6000,1000 4000,0">
          <text:p text:style-name="P1"><text:span text:style-name="T2">L[i-</text:span><text:span text:style-name="T2">1][j-</text:span><text:span text:style-name="T2">1]</text:span></text:p>
        </draw:polygon>
        <draw:custom-shape draw:style-name="gr7" draw:text-style-name="P4" draw:layer="layout" svg:width="6cm" svg:height="1cm" svg:x="3cm" svg:y="14cm">
          <text:p text:style-name="P1"><text:span text:style-name="T1">t[0..j-2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cm" svg:x="3cm" svg:y="12cm">
          <text:p text:style-name="P1"><text:span text:style-name="T1">s[0..i-2]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cm" svg:height="1cm" svg:x="7cm" svg:y="12cm">
          <text:p text:style-name="P1"><text:span text:style-name="T1">s[i-1]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7.5cm" svg:y1="13cm" svg:x2="9.5cm" svg:y2="14cm" draw:start-shape="id1" draw:start-glue-point="2" draw:end-shape="id2" draw:end-glue-point="0" svg:d="M7500 13000l2000 1000" svg:viewBox="0 0 2001 1001">
          <text:p/>
        </draw:connector>
        <draw:frame draw:style-name="gr11" draw:text-style-name="P7" draw:layer="layout" svg:width="8.75cm" svg:height="1.433cm" svg:x="10.5cm" svg:y="2cm">
          <draw:text-box>
            <text:p text:style-name="P6"><text:span text:style-name="T3">Cas</text:span><text:span text:style-name="T3">e a:</text:span></text:p>
            <text:list text:style-name="L1">
              <text:list-item>
                <text:p text:style-name="P6"><text:span text:style-name="T1">R</text:span><text:span text:style-name="T1">e</text:span><text:span text:style-name="T1">m</text:span><text:span text:style-name="T1">o</text:span><text:span text:style-name="T1">v</text:span><text:span text:style-name="T1">e </text:span><text:span text:style-name="T1">s</text:span><text:span text:style-name="T1">[i</text:span><text:span text:style-name="T1">-</text:span><text:span text:style-name="T1">1</text:span><text:span text:style-name="T1">] </text:span><text:span text:style-name="T1">(</text:span><text:span text:style-name="T1">c</text:span><text:span text:style-name="T1">o</text:span><text:span text:style-name="T1">s</text:span><text:span text:style-name="T1">t: </text:span><text:span text:style-name="T1">1</text:span><text:span text:style-name="T1">)</text:span></text:p>
              </text:list-item>
              <text:list-item>
                <text:p text:style-name="P6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 </text:span><text:span text:style-name="T1">t</text:span><text:span text:style-name="T1">h</text:span><text:span text:style-name="T1">e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 </text:span><text:span text:style-name="T1">o</text:span><text:span text:style-name="T1">f </text:span><text:span text:style-name="T1">s </text:span><text:span text:style-name="T1">i</text:span><text:span text:style-name="T1">n</text:span><text:span text:style-name="T1">t</text:span><text:span text:style-name="T1">o </text:span><text:span text:style-name="T1">t </text:span><text:span text:style-name="T1">(</text:span><text:span text:style-name="T1">c</text:span><text:span text:style-name="T1">o</text:span><text:span text:style-name="T1">s</text:span><text:span text:style-name="T1">t: </text:span><text:span text:style-name="T1">L</text:span><text:span text:style-name="T1">[i</text:span><text:span text:style-name="T1">-</text:span><text:span text:style-name="T1">1</text:span><text:span text:style-name="T1">]</text:span><text:span text:style-name="T1">[j</text:span><text:span text:style-name="T1">]</text:span><text:span text:style-name="T1">)</text:span></text:p>
              </text:list-item>
            </text:list>
          </draw:text-box>
        </draw:frame>
        <draw:frame draw:style-name="gr12" draw:text-style-name="P7" draw:layer="layout" svg:width="9.5cm" svg:height="1.433cm" svg:x="10.5cm" svg:y="7cm">
          <draw:text-box>
            <text:p text:style-name="P6"><text:span text:style-name="T3">Cas</text:span><text:span text:style-name="T3">e b:</text:span></text:p>
            <text:list text:style-name="L1">
              <text:list-item>
                <text:p text:style-name="P6"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 </text:span><text:span text:style-name="T1">t</text:span><text:span text:style-name="T1">[</text:span><text:span text:style-name="T1">j</text:span><text:span text:style-name="T1">-</text:span><text:span text:style-name="T1">1</text:span><text:span text:style-name="T1">] </text:span><text:span text:style-name="T1">(</text:span><text:span text:style-name="T1">c</text:span><text:span text:style-name="T1">o</text:span><text:span text:style-name="T1">s</text:span><text:span text:style-name="T1">t</text:span><text:span text:style-name="T1">: </text:span><text:span text:style-name="T1">1</text:span><text:span text:style-name="T1">)</text:span></text:p>
              </text:list-item>
              <text:list-item>
                <text:p text:style-name="P6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 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t </text:span><text:span text:style-name="T1">(</text:span><text:span text:style-name="T1">c</text:span><text:span text:style-name="T1">o</text:span><text:span text:style-name="T1">s</text:span><text:span text:style-name="T1">t</text:span><text:span text:style-name="T1">: </text:span><text:span text:style-name="T1">L</text:span><text:span text:style-name="T1">[</text:span><text:span text:style-name="T1">i</text:span><text:span text:style-name="T1">]</text:span><text:span text:style-name="T1">[</text:span><text:span text:style-name="T1">j</text:span><text:span text:style-name="T1">-</text:span><text:span text:style-name="T1">1</text:span><text:span text:style-name="T1">]</text:span><text:span text:style-name="T1">)</text:span></text:p>
              </text:list-item>
            </text:list>
          </draw:text-box>
        </draw:frame>
        <draw:frame draw:style-name="gr13" draw:text-style-name="P7" draw:layer="layout" svg:width="9.5cm" svg:height="2.221cm" svg:x="10.5cm" svg:y="12cm">
          <draw:text-box>
            <text:p text:style-name="P6"><text:span text:style-name="T3">Case c:</text:span></text:p>
            <text:list text:style-name="L1">
              <text:list-item>
                <text:p text:style-name="P6"><text:span text:style-name="T1">Transform s[i-1] into t[i-1], if different (cost 0 or 1)</text:span></text:p>
              </text:list-item>
              <text:list-item>
                <text:p text:style-name="P6"><text:span text:style-name="T1">Transform the remaining of s into the remaining of t (cost: L[i-1][j-1]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24-12-06T17:56:11.553590083</meta:creation-date>
    <dc:date>2024-12-06T18:13:35.606841381</dc:date>
    <dc:creator>Moreno Marzolla</dc:creator>
    <meta:editing-duration>PT17M21S</meta:editing-duration>
    <meta:editing-cycles>6</meta:editing-cycles>
    <meta:generator>LibreOffice/6.4.7.2$Linux_X86_64 LibreOffice_project/40$Build-2</meta:generator>
    <meta:document-statistic meta:object-count="17"/>
  </office:meta>
</office:document-meta>
</file>